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429cm" fo:min-width="1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polygon draw:style-name="gr1" draw:layer="layout" svg:width="1.143cm" svg:height="0.143cm" svg:x="0cm" svg:y="1.286cm" svg:viewBox="0 0 1144 144" draw:points="0,144 1144,144 1001,0 143,0">
            <text:p/>
          </draw:polygon>
          <draw:polygon draw:style-name="gr2" draw:layer="layout" svg:width="1.143cm" svg:height="0.143cm" svg:x="0cm" svg:y="1.286cm" svg:viewBox="0 0 1144 144" draw:points="0,144 1144,144 1001,0 143,0">
            <text:p/>
          </draw:polygon>
          <draw:polygon draw:style-name="gr1" draw:layer="layout" svg:width="1.143cm" svg:height="0.143cm" svg:x="0cm" svg:y="1.143cm" svg:viewBox="0 0 1144 144" draw:points="0,144 1144,144 1001,0 143,0">
            <text:p/>
          </draw:polygon>
          <draw:polygon draw:style-name="gr2" draw:layer="layout" svg:width="1.143cm" svg:height="0.143cm" svg:x="0cm" svg:y="1.143cm" svg:viewBox="0 0 1144 144" draw:points="0,144 1144,144 1001,0 143,0">
            <text:p/>
          </draw:polygon>
          <draw:polygon draw:style-name="gr1" draw:layer="layout" svg:width="1.143cm" svg:height="0.143cm" svg:x="0cm" svg:y="1cm" svg:viewBox="0 0 1144 144" draw:points="0,144 1144,144 1001,0 143,0">
            <text:p/>
          </draw:polygon>
          <draw:polygon draw:style-name="gr2" draw:layer="layout" svg:width="1.143cm" svg:height="0.143cm" svg:x="0cm" svg:y="1cm" svg:viewBox="0 0 1144 144" draw:points="0,144 1144,144 1001,0 143,0">
            <text:p/>
          </draw:polygon>
          <draw:polygon draw:style-name="gr1" draw:layer="layout" svg:width="1.143cm" svg:height="0.143cm" svg:x="0cm" svg:y="0.857cm" svg:viewBox="0 0 1144 144" draw:points="0,144 1144,144 1001,0 143,0">
            <text:p/>
          </draw:polygon>
          <draw:polygon draw:style-name="gr2" draw:layer="layout" svg:width="1.143cm" svg:height="0.143cm" svg:x="0cm" svg:y="0.857cm" svg:viewBox="0 0 1144 144" draw:points="0,144 1144,144 1001,0 143,0">
            <text:p/>
          </draw:polygon>
          <draw:polygon draw:style-name="gr1" draw:layer="layout" svg:width="1.143cm" svg:height="0.143cm" svg:x="0cm" svg:y="0.714cm" svg:viewBox="0 0 1144 144" draw:points="0,144 1144,144 1001,0 143,0">
            <text:p/>
          </draw:polygon>
          <draw:polygon draw:style-name="gr2" draw:layer="layout" svg:width="1.143cm" svg:height="0.143cm" svg:x="0cm" svg:y="0.714cm" svg:viewBox="0 0 1144 144" draw:points="0,144 1144,144 1001,0 143,0">
            <text:p/>
          </draw:polygon>
          <draw:polygon draw:style-name="gr1" draw:layer="layout" svg:width="1.143cm" svg:height="0.143cm" svg:x="0cm" svg:y="0.571cm" svg:viewBox="0 0 1144 144" draw:points="0,144 1144,144 1001,0 143,0">
            <text:p/>
          </draw:polygon>
          <draw:polygon draw:style-name="gr2" draw:layer="layout" svg:width="1.143cm" svg:height="0.143cm" svg:x="0cm" svg:y="0.571cm" svg:viewBox="0 0 1144 144" draw:points="0,144 1144,144 1001,0 143,0">
            <text:p/>
          </draw:polygon>
          <draw:polygon draw:style-name="gr1" draw:layer="layout" svg:width="1.143cm" svg:height="0.143cm" svg:x="0cm" svg:y="0.429cm" svg:viewBox="0 0 1144 144" draw:points="0,144 1144,144 1001,0 143,0">
            <text:p/>
          </draw:polygon>
          <draw:polygon draw:style-name="gr2" draw:layer="layout" svg:width="1.143cm" svg:height="0.143cm" svg:x="0cm" svg:y="0.429cm" svg:viewBox="0 0 1144 144" draw:points="0,144 1144,144 1001,0 143,0">
            <text:p/>
          </draw:polygon>
          <draw:polygon draw:style-name="gr1" draw:layer="layout" svg:width="1.143cm" svg:height="0.143cm" svg:x="0cm" svg:y="0.286cm" svg:viewBox="0 0 1144 144" draw:points="0,144 1144,144 1001,0 143,0">
            <text:p/>
          </draw:polygon>
          <draw:polygon draw:style-name="gr2" draw:layer="layout" svg:width="1.143cm" svg:height="0.143cm" svg:x="0cm" svg:y="0.286cm" svg:viewBox="0 0 1144 144" draw:points="0,144 1144,144 1001,0 143,0">
            <text:p/>
          </draw:polygon>
          <draw:polygon draw:style-name="gr1" draw:layer="layout" svg:width="1.143cm" svg:height="0.143cm" svg:x="0cm" svg:y="0.143cm" svg:viewBox="0 0 1144 144" draw:points="0,144 1144,144 1001,0 143,0">
            <text:p/>
          </draw:polygon>
          <draw:polygon draw:style-name="gr2" draw:layer="layout" svg:width="1.143cm" svg:height="0.143cm" svg:x="0cm" svg:y="0.143cm" svg:viewBox="0 0 1144 144" draw:points="0,144 1144,144 1001,0 143,0">
            <text:p/>
          </draw:polygon>
          <draw:polygon draw:style-name="gr1" draw:layer="layout" svg:width="1.143cm" svg:height="0.143cm" svg:x="0cm" svg:y="0cm" svg:viewBox="0 0 1144 144" draw:points="0,144 1144,144 1001,0 143,0">
            <text:p/>
          </draw:polygon>
          <draw:polygon draw:style-name="gr2" draw:layer="layout" svg:width="1.143cm" svg:height="0.143cm" svg:x="0cm" svg:y="0cm" svg:viewBox="0 0 1144 144" draw:points="0,144 1144,144 1001,0 143,0">
            <text:p/>
          </draw:polygon>
          <draw:frame draw:style-name="gr3" draw:layer="layout" svg:width="1.143cm" svg:height="1.025cm" svg:x="0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enewable Energy - Temperature and Humidity Sensor</dc:title>
    <meta:creation-date>2011-02-07T16:48:59</meta:creation-date>
    <meta:editing-duration>P0D</meta:editing-duration>
    <meta:editing-cycles>1</meta:editing-cycles>
    <meta:document-statistic meta:object-count="22"/>
    <meta:generator>OpenOffice.org/3.3$Linux OpenOffice.org_project/330m20$Build-9567</meta:generator>
  </office:meta>
</office:document-meta>
</file>